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f Assessment</text:p>
      <text:p text:style-name="Standard"/>
      <text:p text:style-name="P1">Intro</text:p>
      <text:p text:style-name="Standard"/>
      <text:p text:style-name="Standard"/>
      <text:p text:style-name="P1">Positives</text:p>
      <text:p text:style-name="Standard"/>
      <text:p text:style-name="Standard">Achievements</text:p>
      <text:p text:style-name="Standard"/>
      <text:p text:style-name="Standard"><text:tab/>Critique of goals</text:p>
      <text:p text:style-name="Standard"/>
      <text:p text:style-name="Standard">Outcomes (current and has an impact)</text:p>
      <text:p text:style-name="Standard"/>
      <text:p text:style-name="Standard"><text:tab/>Contribution to computer science</text:p>
      <text:p text:style-name="Standard"><text:tab/>How it is useful to others</text:p>
      <text:p text:style-name="Standard"/>
      <text:p text:style-name="Standard">Skills and knowledge learnt (covered later)</text:p>
      <text:p text:style-name="Standard"/>
      <text:p text:style-name="P1">Negatives</text:p>
      <text:p text:style-name="Standard"/>
      <text:p text:style-name="Standard">Size of cryptographic field (wealth of material overwhelming)</text:p>
      <text:p text:style-name="Standard"/>
      <text:p text:style-name="Standard">Learning of new material and topics (from scratch which lead to...)</text:p>
      <text:p text:style-name="Standard"/>
      <text:p text:style-name="Standard">Personal Time management</text:p>
      <text:p text:style-name="Standard"/>
      <text:p text:style-name="P1">Lessons Learnt</text:p>
      <text:p text:style-name="Standard"/>
      <text:p text:style-name="Standard">Personal Time management</text:p>
      <text:p text:style-name="Standard"/>
      <text:p text:style-name="Standard">Better Coding and software development practices (code management and debugging)</text:p>
      <text:p text:style-name="Standard"/>
      <text:p text:style-name="Standard">Increased knowledge of maths and computer sc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12:07:45.13</meta:creation-date>
    <meta:document-statistic meta:table-count="0" meta:image-count="0" meta:object-count="0" meta:page-count="1" meta:paragraph-count="17" meta:word-count="75" meta:character-count="526"/>
    <dc:date>2013-04-22T12:13:19.88</dc:date>
    <meta:editing-duration>PT5M35S</meta:editing-duration>
    <meta:editing-cycles>1</meta:editing-cycles>
    <meta:generator>OpenOffice.org/3.4.1$Win32 OpenOffice.org_project/341m1$Build-9593</meta:generator>
  </office:meta>
</office:document-meta>
</file>